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gr4" style:family="graphic" style:parent-style-name="objectwithoutfill">
      <style:graphic-properties draw:marker-start="Arrow" draw:marker-end=""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cm" svg:height="22.9cm" svg:x="13.6cm" svg:y="1cm">
          <text:p/>
        </draw:rect>
        <draw:rect draw:style-name="gr2" draw:text-style-name="P1" draw:layer="layout" svg:width="3.1cm" svg:height="1.3cm" svg:x="1cm" svg:y="1cm">
          <text:p text:style-name="P1">Mover M</text:p>
        </draw:rect>
        <draw:rect draw:style-name="gr2" draw:text-style-name="P1" draw:layer="layout" svg:width="3.1cm" svg:height="1.9cm" svg:x="1cm" svg:y="2.4cm">
          <text:p text:style-name="P1">Committee</text:p>
          <text:p text:style-name="P1">C (ANK)</text:p>
        </draw:rect>
        <draw:rect draw:style-name="gr2" draw:text-style-name="P1" draw:layer="layout" svg:width="3.1cm" svg:height="1.8cm" svg:x="1cm" svg:y="4.4cm">
          <text:p text:style-name="P1">Translator</text:p>
        </draw:rect>
        <draw:line draw:style-name="gr3" draw:text-style-name="P1" draw:layer="layout" svg:x1="4.1cm" svg:y1="1.6cm" svg:x2="13.7cm" svg:y2="1.6cm">
          <text:p text:style-name="P1">Submission</text:p>
        </draw:line>
        <draw:ellipse draw:style-name="gr2" draw:text-style-name="P1" draw:layer="layout" svg:width="3.8cm" svg:height="2.2cm" svg:x="13.8cm" svg:y="1.1cm">
          <text:p text:style-name="P1">New</text:p>
        </draw:ellipse>
        <draw:ellipse draw:style-name="gr2" draw:text-style-name="P1" draw:layer="layout" svg:width="3.9cm" svg:height="1.8cm" svg:x="13.7cm" svg:y="3.4cm">
          <text:p text:style-name="P1">Preapproved</text:p>
        </draw:ellipse>
        <draw:ellipse draw:style-name="gr2" draw:text-style-name="P1" draw:layer="layout" svg:width="3.7cm" svg:height="1.8cm" svg:x="13.8cm" svg:y="5.5cm">
          <text:p text:style-name="P1">Translated</text:p>
        </draw:ellipse>
        <draw:rect draw:style-name="gr2" draw:text-style-name="P1" draw:layer="layout" svg:width="3.1cm" svg:height="1.7cm" svg:x="1cm" svg:y="6.3cm">
          <text:p text:style-name="P1">Mover</text:p>
          <text:p text:style-name="P1">[...]</text:p>
        </draw:rect>
        <draw:line draw:style-name="gr4" draw:text-style-name="P1" draw:layer="layout" svg:x1="4.1cm" svg:y1="2.9cm" svg:x2="13.7cm" svg:y2="2.9cm">
          <text:p text:style-name="P1">Submission</text:p>
        </draw:line>
        <draw:line draw:style-name="gr3" draw:text-style-name="P2" draw:layer="layout" svg:x1="4.171cm" svg:y1="7.6cm" svg:x2="13.6cm" svg:y2="7.6cm">
          <text:p text:style-name="P1"><text:span text:style-name="T1">{|Submission|}</text:span><text:span text:style-name="T2">M</text:span></text:p>
        </draw:line>
        <draw:line draw:style-name="gr5" draw:text-style-name="P1" draw:layer="layout" svg:x1="4.1cm" svg:y1="3.9cm" svg:x2="13.614cm" svg:y2="3.9cm">
          <text:p/>
        </draw:line>
        <draw:line draw:style-name="gr4" draw:text-style-name="P1" draw:layer="layout" svg:x1="4.1cm" svg:y1="4.9cm" svg:x2="13.614cm" svg:y2="4.9cm">
          <text:p text:style-name="P1">Submission</text:p>
        </draw:line>
        <draw:line draw:style-name="gr3" draw:text-style-name="P1" draw:layer="layout" svg:x1="4.2cm" svg:y1="5.9cm" svg:x2="13.6cm" svg:y2="5.9cm">
          <text:p text:style-name="P1">Submission</text:p>
        </draw:line>
        <draw:line draw:style-name="gr4" draw:text-style-name="P1" draw:layer="layout" svg:x1="4.2cm" svg:y1="6.8cm" svg:x2="13.6cm" svg:y2="6.8cm">
          <text:p text:style-name="P1">Submission</text:p>
        </draw:line>
        <draw:rect draw:style-name="gr2" draw:text-style-name="P1" draw:layer="layout" svg:width="3.1cm" svg:height="1.9cm" svg:x="1cm" svg:y="8.1cm">
          <text:p text:style-name="P1">Committee</text:p>
        </draw:rect>
        <draw:line draw:style-name="gr4" draw:text-style-name="P1" draw:layer="layout" svg:x1="4.1cm" svg:y1="8.6cm" svg:x2="13.6cm" svg:y2="8.6cm">
          <text:p text:style-name="P1"><text:span text:style-name="T1">{|QuestionSet|}</text:span><text:span text:style-name="T2">M</text:span></text:p>
        </draw:line>
        <draw:line draw:style-name="gr3" draw:text-style-name="P1" draw:layer="layout" svg:x1="4.1cm" svg:y1="9.7cm" svg:x2="13.6cm" svg:y2="9.7cm">
          <text:p text:style-name="P1">{|Voitng|}<text:span text:style-name="T2">C</text:span></text:p>
        </draw:line>
        <draw:ellipse draw:style-name="gr2" draw:text-style-name="P1" draw:layer="layout" svg:width="3.895cm" svg:height="1.8cm" svg:x="13.705cm" svg:y="7.5cm">
          <text:p text:style-name="P1">Corrected</text:p>
        </draw:ellipse>
        <draw:ellipse draw:style-name="gr2" draw:text-style-name="P1" draw:layer="layout" svg:width="3.895cm" svg:height="1.8cm" svg:x="13.705cm" svg:y="9.5cm">
          <text:p text:style-name="P1">Approved</text:p>
        </draw:ellipse>
        <draw:rect draw:style-name="gr2" draw:text-style-name="P1" draw:layer="layout" svg:width="3.1cm" svg:height="2.1cm" svg:x="1cm" svg:y="10.2cm">
          <text:p text:style-name="P1">Authority A</text:p>
          <text:p text:style-name="P1">...</text:p>
        </draw:rect>
        <draw:line draw:style-name="gr4" draw:text-style-name="P1" draw:layer="layout" svg:x1="4.1cm" svg:y1="10.7cm" svg:x2="13.7cm" svg:y2="10.7cm">
          <text:p text:style-name="P1">{|Voitng|}<text:span text:style-name="T2">C</text:span></text:p>
        </draw:line>
        <draw:line draw:style-name="gr3" draw:text-style-name="P1" draw:layer="layout" svg:x1="4.1cm" svg:y1="11.8cm" svg:x2="13.614cm" svg:y2="11.8cm">
          <text:p text:style-name="P1">{|{ShareParts}<text:span text:style-name="T2">A(i),...</text:span>|}<text:span text:style-name="T2">A</text:span></text:p>
        </draw:line>
        <draw:ellipse draw:style-name="gr2" draw:text-style-name="P1" draw:layer="layout" svg:width="3.907cm" svg:height="2cm" svg:x="13.7cm" svg:y="11.4cm">
          <text:p text:style-name="P1">Sharing</text:p>
        </draw:ellipse>
        <draw:rect draw:style-name="gr2" draw:text-style-name="P1" draw:layer="layout" svg:width="3.1cm" svg:height="2.1cm" svg:x="1cm" svg:y="12.4cm">
          <text:p text:style-name="P1">Authority</text:p>
          <text:p text:style-name="P1">...</text:p>
        </draw:rect>
        <draw:line draw:style-name="gr4" draw:text-style-name="P1" draw:layer="layout" svg:x1="4.1cm" svg:y1="12.9cm" svg:x2="13.7cm" svg:y2="12.9cm">
          <text:p text:style-name="P1">{|{ShareParts}<text:span text:style-name="T2">A(i),...</text:span>|}<text:span text:style-name="T2">AX</text:span><text:span text:style-name="T3">*</text:span></text:p>
        </draw:line>
        <draw:line draw:style-name="gr3" draw:text-style-name="P1" draw:layer="layout" svg:x1="4.1cm" svg:y1="14.1cm" svg:x2="13.7cm" svg:y2="14.1cm">
          <text:p text:style-name="P1">{|ShareResponse|}<text:span text:style-name="T2">A</text:span></text:p>
        </draw:line>
        <draw:rect draw:style-name="gr2" draw:text-style-name="P1" draw:layer="layout" svg:width="3.1cm" svg:height="2.4cm" svg:x="1cm" svg:y="14.7cm">
          <text:p text:style-name="P1">Voter V</text:p>
          <text:p text:style-name="P1">...</text:p>
        </draw:rect>
        <draw:ellipse draw:style-name="gr2" draw:text-style-name="P1" draw:layer="layout" svg:width="3.907cm" svg:height="0.9cm" svg:x="13.7cm" svg:y="13.6cm">
          <text:p text:style-name="P1">Ready</text:p>
        </draw:ellipse>
        <draw:ellipse draw:style-name="gr2" draw:text-style-name="P1" draw:layer="layout" svg:width="3.907cm" svg:height="2.3cm" svg:x="13.693cm" svg:y="14.8cm">
          <text:p text:style-name="P1">Voting</text:p>
        </draw:ellipse>
        <draw:line draw:style-name="gr4" draw:text-style-name="P1" draw:layer="layout" svg:x1="4.207cm" svg:y1="15.2cm" svg:x2="13.6cm" svg:y2="15.2cm">
          <text:p text:style-name="P1">{|Voting|}<text:span text:style-name="T2">C</text:span></text:p>
        </draw:line>
        <draw:line draw:style-name="gr3" draw:text-style-name="P1" draw:layer="layout" svg:x1="4.207cm" svg:y1="16.8cm" svg:x2="13.6cm" svg:y2="16.8cm">
          <text:p text:style-name="P1">{|{Vote}<text:span text:style-name="T2">K</text:span>|}<text:span text:style-name="T2">V</text:span></text:p>
        </draw:line>
        <draw:rect draw:style-name="gr2" draw:text-style-name="P1" draw:layer="layout" svg:width="3.1cm" svg:height="3.4cm" svg:x="1cm" svg:y="17.3cm">
          <text:p text:style-name="P1">Authority</text:p>
          <text:p text:style-name="P1">...</text:p>
        </draw:rect>
        <draw:line draw:style-name="gr4" draw:text-style-name="P1" draw:layer="layout" svg:x1="4.1cm" svg:y1="19.4cm" svg:x2="13.493cm" svg:y2="19.4cm">
          <text:p text:style-name="P1">{|{Vote}<text:span text:style-name="T2">K</text:span>|}<text:span text:style-name="T2">V(i)</text:span><text:span text:style-name="T3">*</text:span></text:p>
        </draw:line>
        <draw:line draw:style-name="gr3" draw:text-style-name="P1" draw:layer="layout" svg:x1="4.207cm" svg:y1="20.2cm" svg:x2="13.6cm" svg:y2="20.2cm">
          <text:p text:style-name="P1">{|PartialDecipher|}<text:span text:style-name="T4">A</text:span></text:p>
        </draw:line>
        <draw:ellipse draw:style-name="gr2" draw:text-style-name="P1" draw:layer="layout" svg:width="3.907cm" svg:height="3.3cm" svg:x="13.7cm" svg:y="17.3cm">
          <text:p text:style-name="P1">Deciphering</text:p>
        </draw:ellipse>
        <draw:ellipse draw:style-name="gr2" draw:text-style-name="P1" draw:layer="layout" svg:width="3.907cm" svg:height="3cm" svg:x="13.693cm" svg:y="20.8cm">
          <text:p text:style-name="P1">Finished</text:p>
        </draw:ellipse>
        <draw:rect draw:style-name="gr2" draw:text-style-name="P1" draw:layer="layout" svg:width="3.1cm" svg:height="3cm" svg:x="1cm" svg:y="20.8cm">
          <text:p text:style-name="P1">User</text:p>
          <text:p text:style-name="P1">...</text:p>
        </draw:rect>
        <draw:line draw:style-name="gr4" draw:text-style-name="P1" draw:layer="layout" svg:x1="4.1cm" svg:y1="22.7cm" svg:x2="13.5cm" svg:y2="22.7cm">
          <text:p text:style-name="P1">{|{Vote}<text:span text:style-name="T2">K</text:span>|}<text:span text:style-name="T2">V(i)</text:span><text:span text:style-name="T3">*</text:span></text:p>
        </draw:line>
        <draw:line draw:style-name="gr4" draw:text-style-name="P1" draw:layer="layout" svg:x1="4.191cm" svg:y1="23.5cm" svg:x2="13.5cm" svg:y2="23.5cm">
          <text:p text:style-name="P1">{|PartialDecipher}<text:span text:style-name="T2">A</text:span><text:span text:style-name="T1">*</text:span></text:p>
        </draw:line>
        <draw:rect draw:style-name="gr6" draw:text-style-name="P3" draw:layer="layout" svg:width="16cm" svg:height="4.7cm" svg:x="1.7cm" svg:y="24cm">
          <text:p text:style-name="P3">Legend <text:tab/><text:tab/>X encrypted for Y<text:tab/><text:tab/><text:tab/><text:tab/>{X}<text:span text:style-name="T2">Y</text:span></text:p>
          <text:p text:style-name="P3"><text:span text:style-name="T1"><text:tab/></text:span><text:span text:style-name="T1"><text:tab/></text:span><text:span text:style-name="T1"><text:tab/></text:span><text:span text:style-name="T1">X signed by Y</text:span><text:span text:style-name="T1"><text:tab/></text:span><text:span text:style-name="T1"><text:tab/></text:span><text:span text:style-name="T1"><text:tab/></text:span><text:span text:style-name="T1"><text:tab/></text:span><text:span text:style-name="T1">{|X|}</text:span><text:span text:style-name="T2">Y</text:span></text:p>
          <text:p text:style-name="P3"><text:span text:style-name="T2"><text:tab/></text:span><text:span text:style-name="T2"><text:tab/></text:span><text:span text:style-name="T2"><text:tab/></text:span><text:span text:style-name="T3">Respective instance of X</text:span><text:span text:style-name="T3"><text:tab/></text:span><text:span text:style-name="T3"><text:tab/></text:span><text:span text:style-name="T3">X(i)</text:span></text:p>
          <text:p text:style-name="P3"><text:span text:style-name="T1"><text:tab/></text:span><text:span text:style-name="T1"><text:tab/></text:span><text:span text:style-name="T1"><text:tab/></text:span><text:span text:style-name="T1">Multiple instances of X</text:span><text:span text:style-name="T1"><text:tab/></text:span><text:span text:style-name="T1"><text:tab/></text:span><text:span text:style-name="T1">X*</text:span></text:p>
          <text:p text:style-name="P3"><text:span text:style-name="T1"><text:tab/></text:span><text:span text:style-name="T1"><text:tab/></text:span><text:span text:style-name="T1"><text:tab/></text:span><text:span text:style-name="T1">Optional X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[X]</text:span></text:p>
          <text:p text:style-name="P3"><text:span text:style-name="T1"><text:tab/></text:span><text:span text:style-name="T1"><text:tab/></text:span><text:span text:style-name="T1"><text:tab/></text:span><text:span text:style-name="T1">Repated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...</text:span></text:p>
        </draw:rect>
        <draw:line draw:style-name="gr7" draw:text-style-name="P1" draw:layer="layout" svg:x1="1cm" svg:y1="10.1cm" svg:x2="21cm" svg:y2="10.1cm">
          <text:p/>
        </draw:line>
        <draw:line draw:style-name="gr7" draw:text-style-name="P1" draw:layer="layout" svg:x1="1cm" svg:y1="14.6cm" svg:x2="21cm" svg:y2="14.6cm">
          <text:p/>
        </draw:line>
        <draw:line draw:style-name="gr7" draw:text-style-name="P1" draw:layer="layout" svg:x1="1cm" svg:y1="17.2cm" svg:x2="21cm" svg:y2="17.2cm">
          <text:p/>
        </draw:line>
        <draw:rect draw:style-name="gr8" draw:text-style-name="P1" draw:layer="layout" svg:width="11.5cm" svg:height="1.8cm" draw:transform="rotate (1.5707963267946) translate (18cm 12.3cm)">
          <text:p text:style-name="P1">Motion</text:p>
        </draw:rect>
        <draw:rect draw:style-name="gr8" draw:text-style-name="P1" draw:layer="layout" svg:width="4.5cm" svg:height="1.8cm" draw:transform="rotate (1.5707963267946) translate (18cm 14.6cm)">
          <text:p text:style-name="P1">Key Generation</text:p>
        </draw:rect>
        <draw:rect draw:style-name="gr8" draw:text-style-name="P1" draw:layer="layout" svg:width="2.5cm" svg:height="1.8cm" draw:transform="rotate (1.5707963267946) translate (18cm 17.1cm)">
          <text:p text:style-name="P1">Voting</text:p>
        </draw:rect>
        <draw:rect draw:style-name="gr8" draw:text-style-name="P1" draw:layer="layout" svg:width="6.5cm" svg:height="1.8cm" draw:transform="rotate (1.5707963267946) translate (18cm 23.9cm)">
          <text:p text:style-name="P1">Tallying</text:p>
        </draw:rect>
        <draw:line draw:style-name="gr4" draw:text-style-name="P1" draw:layer="layout" svg:x1="4.207cm" svg:y1="16cm" svg:x2="13.6cm" svg:y2="16cm">
          <text:p text:style-name="P1">{|ShareResponse|}<text:span text:style-name="T2">A(i)</text:span><text:span text:style-name="T3">*</text:span></text:p>
        </draw:line>
        <draw:line draw:style-name="gr4" draw:text-style-name="P1" draw:layer="layout" svg:x1="4.207cm" svg:y1="17.8cm" svg:x2="13.6cm" svg:y2="17.8cm">
          <text:p text:style-name="P1">{|Voting|}<text:span text:style-name="T2">C</text:span></text:p>
        </draw:line>
        <draw:line draw:style-name="gr4" draw:text-style-name="P1" draw:layer="layout" svg:x1="4.207cm" svg:y1="18.6cm" svg:x2="13.6cm" svg:y2="18.6cm">
          <text:p text:style-name="P1">{|ShareResponse|}<text:span text:style-name="T2">A(i)</text:span><text:span text:style-name="T3">*</text:span></text:p>
        </draw:line>
        <draw:line draw:style-name="gr4" draw:text-style-name="P1" draw:layer="layout" svg:x1="4.1cm" svg:y1="21.2cm" svg:x2="13.5cm" svg:y2="21.2cm">
          <text:p text:style-name="P1">{|Voting|}<text:span text:style-name="T2">C</text:span></text:p>
        </draw:line>
        <draw:line draw:style-name="gr4" draw:text-style-name="P1" draw:layer="layout" svg:x1="4.1cm" svg:y1="22cm" svg:x2="13.5cm" svg:y2="22cm">
          <text:p text:style-name="P1">{|ShareResponse|}<text:span text:style-name="T2">A(i)</text:span><text:span text:style-name="T3">*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" draw:marker-start-width="0.5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Arrow" draw:marker-start-width="0.2cm" draw:marker-end="Arrow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8T13:07:54.75</meta:creation-date>
    <dc:date>2013-07-28T16:34:10.66</dc:date>
    <meta:editing-duration>PT52M44S</meta:editing-duration>
    <meta:editing-cycles>8</meta:editing-cycles>
    <meta:generator>OpenOffice.org/3.4.1$Win32 OpenOffice.org_project/341m1$Build-9593</meta:generator>
    <meta:document-statistic meta:object-count="53"/>
  </office:meta>
</office:document-meta>
</file>